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 svg:font-family="'Segoe UI', Tahoma, Arial, Helvetica, sans-serif"/>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List_20_Paragraph" style:list-style-name="WWNum5">
      <style:paragraph-properties fo:orphans="0" fo:widows="0"/>
    </style:style>
    <style:style style:name="P7" style:family="paragraph" style:parent-style-name="List_20_Paragraph" style:list-style-name="WWNum6">
      <style:paragraph-properties fo:orphans="0" fo:widows="0"/>
    </style:style>
    <style:style style:name="P8" style:family="paragraph" style:parent-style-name="Head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style:style style:name="T5" style:family="text">
      <style:text-properties fo:font-variant="normal" fo:text-transform="none" fo:color="#222222" style:font-name="Segoe UI" fo:font-size="14.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5</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Andrew Rogers</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n</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n</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bookmark text:name="_GoBack"/></text:p>
          </table:table-cell>
          <table:table-cell table:style-name="Table2.B2" office:value-type="string">
            <text:p text:style-name="P3">n</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Can't connect to database – error :: <text:line-break/><text:line-break/><text:span text:style-name="T5">SqlException: Cannot open database "Songs" requested by the login. The login failed.</text:span><text:line-break/><text:span text:style-name="T5">Login failed for user 'DESKTOP-FNHDCLN\insid'.</text:span> </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4555776646544889800" text:style-name="WWNum5">
        <text:list-item>
          <text:p text:style-name="P6">Is proper indentation used?</text:p>
        </text:list-item>
        <text:list-item>
          <text:p text:style-name="P6">Are the HTML elements and variables named descriptively?</text:p>
        </text:list-item>
        <text:list-item>
          <text:p text:style-name="P6">Have any unnecessary lines of code or files been removed?</text:p>
        </text:list-item>
        <text:list-item>
          <text:p text:style-name="P6">Are there explanatory comments in the code?</text:p>
        </text:list-item>
        <text:list-item>
          <text:p text:style-name="P6">Do variable names use camelCase? </text:p>
        </text:list-item>
        <text:list-item>
          <text:p text:style-name="P6">Are properties, methods and classes named using PascalCase (aka TitleCase)?</text:p>
        </text:list-item>
        <text:list-item>
          <text:p text:style-name="P6">Are constant names written using ALL_CAPS?</text:p>
        </text:list-item>
      </text:list>
      <text:p text:style-name="P2"><text:span text:style-name="T1">Best practices in Object Oriented Programming</text:span></text:p>
      <text:list xml:id="list1989504671102162777" text:style-name="WWNum6">
        <text:list-item>
          <text:p text:style-name="P7">Is the code DRY (no duplicated blocks of code)?</text:p>
        </text:list-item>
        <text:list-item>
          <text:p text:style-name="P7">Are named constants used instead of repeated literal constants?</text:p>
        </text:list-item>
        <text:list-item>
          <text:p text:style-name="P7">Is code that does computation or logical operations separated into its own class instead of being added to the code-behind?</text:p>
        </text:list-item>
        <text:list-item>
          <text:p text:style-name="P7">Are all instance variables private?</text:p>
        </text:list-item>
        <text:list-item>
          <text:p text:style-name="P7">Are local variables used instead of instance variables wherever possible?</text:p>
        </text:list-item>
        <text:list-item>
          <text:p text:style-name="P7">Does each method do just one thing (no “Swiss Armey” methods)?</text:p>
        </text:list-item>
        <text:list-item>
          <text:p text:style-name="P7">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 svg:font-family="'Segoe UI', Tahoma, Arial, Helvetica, sans-serif"/>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1</meta:editing-cycles>
    <meta:creation-date>2017-03-16T17:31:00</meta:creation-date>
    <dc:date>2017-10-30T13:21:20.04</dc:date>
    <meta:editing-duration>PT34S</meta:editing-duration>
    <meta:generator>OpenOffice/4.1.2$Win32 OpenOffice.org_project/412m3$Build-9782</meta:generator>
    <meta:document-statistic meta:table-count="2" meta:image-count="0" meta:object-count="0" meta:page-count="2" meta:paragraph-count="47" meta:word-count="374" meta:character-count="2210"/>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